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85ae"/>
    </style:style>
    <style:style style:name="P2" style:family="paragraph" style:parent-style-name="Standard">
      <style:text-properties officeooo:paragraph-rsid="00049a44"/>
    </style:style>
    <style:style style:name="P3" style:family="paragraph" style:parent-style-name="Standard">
      <style:text-properties officeooo:paragraph-rsid="0004a0e1"/>
    </style:style>
    <style:style style:name="T1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0th BCS Preliminary Question Full Solution</text:p>
      <text:p text:style-name="P2"/>
      <text:p text:style-name="P2">01. দেশের প্রথম ঔষধ পার্ক কোথায় স্থাপিত হচ্ছে?</text:p>
      <text:p text:style-name="P2"/>
      <text:p text:style-name="P2">A. গজারিয়া</text:p>
      <text:p text:style-name="P2">B. গাজীপুর</text:p>
      <text:p text:style-name="P2">C. সাভার</text:p>
      <text:p text:style-name="P2">D. ভালুকা</text:p>
      <text:p text:style-name="P2"/>
      <text:p text:style-name="P2">Correct answer: A. গজারিয়া</text:p>
      <text:p text:style-name="P2"/>
      <text:p text:style-name="P2">02. বখতিয়ার খিলজি বাংলা জয় করেন কোন সালে?</text:p>
      <text:p text:style-name="P2"/>
      <text:p text:style-name="P2">A. ১২১২</text:p>
      <text:p text:style-name="P2">B. ১২০০</text:p>
      <text:p text:style-name="P2">C. ১২০৪</text:p>
      <text:p text:style-name="P2">D. ১২১১</text:p>
      <text:p text:style-name="P2"/>
      <text:p text:style-name="P2">Correct answer: C. ১২০৪</text:p>
      <text:p text:style-name="P2"/>
      <text:p text:style-name="P2">03. বাংলা ভাষার আদি নিদর্শন চর্যাপদ আবিস্কৃত হয় কত সালে?</text:p>
      <text:p text:style-name="P2"/>
      <text:p text:style-name="P2">A. ২০০৭</text:p>
      <text:p text:style-name="P2">B. ১৯০৭</text:p>
      <text:p text:style-name="P2">C. ১৯০৯</text:p>
      <text:p text:style-name="P2">D. ১৯১৬</text:p>
      <text:p text:style-name="P2"/>
      <text:p text:style-name="P2">Correct answer: B. ১৯০৭</text:p>
      <text:p text:style-name="P2"/>
      <text:p text:style-name="P2">04. নিচের কোনটি শরৎচন্দ্র চট্রোপাধ্যায়ের ছদ্মনাম?</text:p>
      <text:p text:style-name="P2"/>
      <text:p text:style-name="P2">A. বীরবল</text:p>
      <text:p text:style-name="P2">B. ভিমরুল</text:p>
      <text:p text:style-name="P2">C. অনিলাদেবী</text:p>
      <text:p text:style-name="P2">D. যাযাবর</text:p>
      <text:p text:style-name="P2"/>
      <text:p text:style-name="P2">Correct answer: C. অনিলাদেবী</text:p>
      <text:p text:style-name="P2"/>
      <text:p text:style-name="P2">05. ‘আধ্যাত্মিক’ উপন্যাসের লেখক কে?</text:p>
      <text:p text:style-name="P2"/>
      <text:p text:style-name="P2">A. প্যারীচাঁদ মিএ</text:p>
      <text:p text:style-name="P2">B. বঙ্কিমচন্দ্র চট্র্রোপাধ্যায়</text:p>
      <text:p text:style-name="P2">C. দামোদর বন্দ্যোপাধ্য্যায়</text:p>
      <text:p text:style-name="P2">D. শরৎচন্দ্র চট্রোপাধ্যায়</text:p>
      <text:p text:style-name="P2"><text:soft-page-break/></text:p>
      <text:p text:style-name="P2">Correct answer: A. প্যারীচাঁদ মিএ</text:p>
      <text:p text:style-name="P2"/>
      <text:p text:style-name="P2">06. কোন কবি নিজেকে বাঙালি বলে পরিচয় দিয়েছেন?</text:p>
      <text:p text:style-name="P2"/>
      <text:p text:style-name="P2">A. গোবিন্দ দাস</text:p>
      <text:p text:style-name="P2">B. কায়কোবাদ</text:p>
      <text:p text:style-name="P2">C. কাহুপা</text:p>
      <text:p text:style-name="P2">D. ভুসুকুপা</text:p>
      <text:p text:style-name="P2"/>
      <text:p text:style-name="P2">Correct answer: D. ভুসুকুপা</text:p>
      <text:p text:style-name="P2"/>
      <text:p text:style-name="P2">07. সকালে উঠিয়া আমি মনে মনে বলি,সারাদিন আমি যেন ভাল হয়ে চলি-এ চরণদ্ধয়ের লেখক-</text:p>
      <text:p text:style-name="P2"/>
      <text:p text:style-name="P2">A. রবীন্দ্রনাথ ঠাকুর</text:p>
      <text:p text:style-name="P2">B. রবীন্দ্রনাথ ঠাকুর</text:p>
      <text:p text:style-name="P2">C. মদনমোহন তর্কালঙ্কার</text:p>
      <text:p text:style-name="P2">D. কৃষ্ণচন্দ্র মজুমদার</text:p>
      <text:p text:style-name="P2"/>
      <text:p text:style-name="P2">Correct answer: C. মদনমোহন তর্কালঙ্কার</text:p>
      <text:p text:style-name="P2"/>
      <text:p text:style-name="P2">08. ‘ঠাকুরমার ঝুলি’ কী জাতীয় রচনার সংকলন?</text:p>
      <text:p text:style-name="P2"/>
      <text:p text:style-name="P2">A. রূপকথা</text:p>
      <text:p text:style-name="P2">B. ছোটগল্প</text:p>
      <text:p text:style-name="P2">C. গ্রাম্যগীতিকা</text:p>
      <text:p text:style-name="P2">D. রুপকথা-উপকথা</text:p>
      <text:p text:style-name="P2"/>
      <text:p text:style-name="P2">Correct answer: A. রূপকথা</text:p>
      <text:p text:style-name="P2"/>
      <text:p text:style-name="P2">09. ‘কাঁঠালপাড়া’ য় জন্মগ্রহণ করে কোন লেখক?</text:p>
      <text:p text:style-name="P2"/>
      <text:p text:style-name="P2">A. শরৎচন্দ্র চট্র্রোপাধ্যা</text:p>
      <text:p text:style-name="P2">B. সুভাষ মুখোপাধ্যায়</text:p>
      <text:p text:style-name="P2">C. কাজী ইমদাদুল হক</text:p>
      <text:p text:style-name="P2">D. বঙ্কিমচন্দ্র চট্র্রোপাধ্যায়</text:p>
      <text:p text:style-name="P2"/>
      <text:p text:style-name="P2">Correct answer: D. বঙ্কিমচন্দ্র চট্র্রোপাধ্যায়</text:p>
      <text:p text:style-name="P2"/>
      <text:p text:style-name="P2">10. নিচের কোনটি মীর মশাররফ হোসেনের জন্ম-মৃত্যু সাল?</text:p>
      <text:p text:style-name="P2"/>
      <text:p text:style-name="P2">A. ১৮৪৭-১৯১১</text:p>
      <text:p text:style-name="P2">B. ১৮৫২-১৯১২</text:p>
      <text:p text:style-name="P2">C. ১৮৫৭-১৯১১</text:p>
      <text:p text:style-name="P2"><text:soft-page-break/>D. ১৮৪৭-১৯১২</text:p>
      <text:p text:style-name="P2"/>
      <text:p text:style-name="P2">Correct answer: D. ১৮৪৭-১৯১২</text:p>
      <text:p text:style-name="P2"/>
      <text:p text:style-name="P2"/>
      <text:p text:style-name="P2"/>
      <text:p text:style-name="P2">11. রবীন্দ্রনাথের `সোনার তরী’ কবিতা কোন ছন্দে রচিত?</text:p>
      <text:p text:style-name="P2"/>
      <text:p text:style-name="P2">A. স্বরবৃত্ত</text:p>
      <text:p text:style-name="P2">B. অক্ষরবৃত্ত</text:p>
      <text:p text:style-name="P2">C. মন্দাক্রান্তা</text:p>
      <text:p text:style-name="P2">D. মাত্রাবৃত্ত</text:p>
      <text:p text:style-name="P2"/>
      <text:p text:style-name="P2">Correct answer: D. মাত্রাবৃত্ত</text:p>
      <text:p text:style-name="P2"/>
      <text:p text:style-name="P2">12. ‘পাহাড়তলী’ গ্রামে জন্মগ্রহণ করেন-</text:p>
      <text:p text:style-name="P2"/>
      <text:p text:style-name="P2">A. মুকুন্দরাম চক্রবর্তী</text:p>
      <text:p text:style-name="P2">B. সৈয়দ শামসুল হক</text:p>
      <text:p text:style-name="P2">C. শামসুর রাহমান</text:p>
      <text:p text:style-name="P2">D. উপরের কোনটি সঠিক নয়</text:p>
      <text:p text:style-name="P2"/>
      <text:p text:style-name="P2">Correct answer: D. উপরের কোনটি সঠিক নয়</text:p>
      <text:p text:style-name="P2"/>
      <text:p text:style-name="P2">13. ‘পূর্বাশা’ পএিকার সম্পাদক ছিলেন-</text:p>
      <text:p text:style-name="P2"/>
      <text:p text:style-name="P2">A. মুন্সী মেহেরুল্লা</text:p>
      <text:p text:style-name="P2">B. সঞ্জয় ভট্রাচার্য</text:p>
      <text:p text:style-name="P2">C. কামিনী রায়</text:p>
      <text:p text:style-name="P2">D. মোজাম্মেল হক</text:p>
      <text:p text:style-name="P2"/>
      <text:p text:style-name="P2">Correct answer: B. সঞ্জয় ভট্রাচার্য</text:p>
      <text:p text:style-name="P2"/>
      <text:p text:style-name="P2">14. বাংলা সাহিত্যের আদি কবি কে?</text:p>
      <text:p text:style-name="P2"/>
      <text:p text:style-name="P2">A. কাহ্নপা</text:p>
      <text:p text:style-name="P2">B. চেণ্ডনপা</text:p>
      <text:p text:style-name="P2">C. লুইপা</text:p>
      <text:p text:style-name="P2">D. ভূসুকুপা</text:p>
      <text:p text:style-name="P2"/>
      <text:p text:style-name="P2">Correct answer: C. লুইপা</text:p>
      <text:p text:style-name="P2"/>
      <text:p text:style-name="P2">15. কোন লগিষঠ সংখ্যার সাথে ২ যোগ করলে যোগফল ১২,১৮ এবং ২৪ দ্ধারা বিভাজ্য হবে?</text:p>
      <text:p text:style-name="P2"/>
      <text:p text:style-name="P2"><text:soft-page-break/>A. ৮৯</text:p>
      <text:p text:style-name="P2">B. ৭০</text:p>
      <text:p text:style-name="P2">C. ১৭০</text:p>
      <text:p text:style-name="P2">D. ১৪২</text:p>
      <text:p text:style-name="P2"/>
      <text:p text:style-name="P2">Correct answer: B. ৭০</text:p>
      <text:p text:style-name="P2"/>
      <text:p text:style-name="P2">16. ক ও খ একত্রে মিলে একটি কাজ ১২ দিনে করতে পারে। ক একা কাজটি ২০ দিনে করতে পারে,খ একা কাজটি পারবে-</text:p>
      <text:p text:style-name="P2"/>
      <text:p text:style-name="P2">A. ২৫ দিনে</text:p>
      <text:p text:style-name="P2">B. ৩০ দিনে</text:p>
      <text:p text:style-name="P2">C. ৩৫ দিনে</text:p>
      <text:p text:style-name="P2">D. ৪০ দিনে</text:p>
      <text:p text:style-name="P2"/>
      <text:p text:style-name="P2">Correct answer: B. ৩০ দিনে</text:p>
      <text:p text:style-name="P2"/>
      <text:p text:style-name="P2">17. ষোড়শ সার্ক সম্মেলন কোথায় অনুস্থিত হয়?</text:p>
      <text:p text:style-name="P2"/>
      <text:p text:style-name="P2">A. ঢাকা</text:p>
      <text:p text:style-name="P2">B. কাঠমুণ্ডু</text:p>
      <text:p text:style-name="P2">C. থিম্পু</text:p>
      <text:p text:style-name="P2">D. মালে</text:p>
      <text:p text:style-name="P2"/>
      <text:p text:style-name="P2">Correct answer: C. থিম্পু</text:p>
      <text:p text:style-name="P2"/>
      <text:p text:style-name="P2">18. নিচের কোনটি মৌলিক সংখ্যা?</text:p>
      <text:p text:style-name="P2"/>
      <text:p text:style-name="P2">A. ৯১</text:p>
      <text:p text:style-name="P2">B. ৮৭</text:p>
      <text:p text:style-name="P2">C. ৬৩</text:p>
      <text:p text:style-name="P2">D. ৫৯</text:p>
      <text:p text:style-name="P2"/>
      <text:p text:style-name="P2">Correct answer: D. ৫৯</text:p>
      <text:p text:style-name="P2"/>
      <text:p text:style-name="P2">19. নিচের কোনটি ক্ষুদ্রতম সংখ্যা?</text:p>
      <text:p text:style-name="P2"/>
      <text:p text:style-name="P2">A. ০.৩</text:p>
      <text:p text:style-name="P2">B. √০.৩</text:p>
      <text:p text:style-name="P2">C. ১/৩</text:p>
      <text:p text:style-name="P2">D. ২/৫</text:p>
      <text:p text:style-name="P2"/>
      <text:p text:style-name="P2">Correct answer: A. ০.৩</text:p>
      <text:p text:style-name="P2"/>
      <text:p text:style-name="P2"><text:soft-page-break/>20. একটি সংখ্যা ৩০১ হতে যত বড় ৩৮১ হতে তত ছোট । সংখ্যাটি কত?</text:p>
      <text:p text:style-name="P2"/>
      <text:p text:style-name="P2">A. ৩৪০</text:p>
      <text:p text:style-name="P2">B. ৩৪১</text:p>
      <text:p text:style-name="P2">C. ৩৪২</text:p>
      <text:p text:style-name="P2">D. ৩৪৪</text:p>
      <text:p text:style-name="P2"/>
      <text:p text:style-name="P2">Correct answer: B. ৩৪১</text:p>
      <text:p text:style-name="P2"/>
      <text:p text:style-name="P2"/>
      <text:p text:style-name="P2"/>
      <text:p text:style-name="P2">21. f(x)=x^3+kx^2-6x+9; k-এর মান কত হলে f(3)=0 হবে</text:p>
      <text:p text:style-name="P2"/>
      <text:p text:style-name="P2">A. 1</text:p>
      <text:p text:style-name="P2">B. -1</text:p>
      <text:p text:style-name="P2">C. -2</text:p>
      <text:p text:style-name="P2">D. 0</text:p>
      <text:p text:style-name="P2"/>
      <text:p text:style-name="P2">Correct answer: C. -2</text:p>
      <text:p text:style-name="P2"/>
      <text:p text:style-name="P2">22. x&gt;y এবং z&lt;0 হলে নিচে কোনটি সঠিক?</text:p>
      <text:p text:style-name="P2"/>
      <text:p text:style-name="P2">A. xz&gt;yz</text:p>
      <text:p text:style-name="P2">B. x/z&gt;y/z</text:p>
      <text:p text:style-name="P2">C. z/x&gt;z/y</text:p>
      <text:p text:style-name="P2">D. xz&lt;yz</text:p>
      <text:p text:style-name="P2"/>
      <text:p text:style-name="P2">Correct answer: D. xz&lt;yz</text:p>
      <text:p text:style-name="P2"/>
      <text:p text:style-name="P2">23. একটি আয়তক্ষেএের দৈর্ঘ্য প্রস্থের দ্বি-গুণ । আয়তক্ষেএটির ক্ষেএফল 1250 র্বগমিটার হলে এর দৈর্ঘ্য কত?</text:p>
      <text:p text:style-name="P2"/>
      <text:p text:style-name="P2">A. 30</text:p>
      <text:p text:style-name="P2">B. 40</text:p>
      <text:p text:style-name="P2">C. 50</text:p>
      <text:p text:style-name="P2">D. 60</text:p>
      <text:p text:style-name="P2"/>
      <text:p text:style-name="P2">Correct answer: C. 50</text:p>
      <text:p text:style-name="P2"/>
      <text:p text:style-name="P2">24. নিচের কোনটি বৃওের সমীকরণ?</text:p>
      <text:p text:style-name="P2"/>
      <text:p text:style-name="P2">A. ax2+bx+c=0</text:p>
      <text:p text:style-name="P2">B. y2=ax</text:p>
      <text:p text:style-name="P2">C. x2+y2=16</text:p>
      <text:p text:style-name="P2">D. y2=2x+7</text:p>
      <text:p text:style-name="P2"/>
      <text:p text:style-name="P2">Correct answer: C. x2+y2=16</text:p>
      <text:p text:style-name="P2"/>
      <text:p text:style-name="P2"><text:soft-page-break/>25. a+1/a=3 হলে, a3+1/a3 এর মান কত ?</text:p>
      <text:p text:style-name="P2"/>
      <text:p text:style-name="P2">A. 9</text:p>
      <text:p text:style-name="P2">B. 18</text:p>
      <text:p text:style-name="P2">C. 27</text:p>
      <text:p text:style-name="P2">D. 36</text:p>
      <text:p text:style-name="P2"/>
      <text:p text:style-name="P2">Correct answer: B. 18</text:p>
      <text:p text:style-name="P2"/>
      <text:p text:style-name="P2">26. loga(m/n)=কত ?</text:p>
      <text:p text:style-name="P2"/>
      <text:p text:style-name="P2">A. logam-logan</text:p>
      <text:p text:style-name="P2">B. logam+logan</text:p>
      <text:p text:style-name="P2">C. logam.logan</text:p>
      <text:p text:style-name="P2">D. কোনটিই নয়</text:p>
      <text:p text:style-name="P2"/>
      <text:p text:style-name="P2">Correct answer: A. logam-logan</text:p>
      <text:p text:style-name="P2"/>
      <text:p text:style-name="P2">27. দুটি সন্নিহিত কোণের সমষ্টি দুটি সমকোণ হলে একটি অপরটির কী বলে?</text:p>
      <text:p text:style-name="P2"/>
      <text:p text:style-name="P2">A. সন্নিহিত কোণ</text:p>
      <text:p text:style-name="P2">B. সরলকোণ</text:p>
      <text:p text:style-name="P2">C. পূরককোণ</text:p>
      <text:p text:style-name="P2">D. সম্পূরক কোণ</text:p>
      <text:p text:style-name="P2"/>
      <text:p text:style-name="P2">Correct answer: D. সম্পূরক কোণ</text:p>
      <text:p text:style-name="P2"/>
      <text:p text:style-name="P2">28. বৃওের কেন্দ্র্র ছেদকারী জ্যাকে কী বলা হয়?</text:p>
      <text:p text:style-name="P2"/>
      <text:p text:style-name="P2">A. ব্যাস</text:p>
      <text:p text:style-name="P2">B. ব্যাসার্ধ</text:p>
      <text:p text:style-name="P2">C. বৃওচাপ</text:p>
      <text:p text:style-name="P2">D. পরিধি</text:p>
      <text:p text:style-name="P2"/>
      <text:p text:style-name="P2">Correct answer: A. ব্যাস</text:p>
      <text:p text:style-name="P2"/>
      <text:p text:style-name="P2">29. দুটি এিভুজ পরস্পর সর্বসম হওয়ার জন্য নিচের কোন শর্তটি যথেষ্ট নয়?</text:p>
      <text:p text:style-name="P2"/>
      <text:p text:style-name="P2">A. একটির তিন বাহু অপরটির তিন বাহুর সমান</text:p>
      <text:p text:style-name="P2">B. একটির তিন কোণ অপরটির তিন কোণের সমান</text:p>
      <text:p text:style-name="P2">C. একটির দুই কোণ ও এক বাহু অপরটির দুই কোণে ও অনুরুপ বাহুর সমান</text:p>
      <text:p text:style-name="P2">D. একটির দুই বাহু ও অন্তুর্ভুক্ত কোণ অপরটির দুই বাহু ও অন্তুর্ভুক্ত কোণের সমান</text:p>
      <text:p text:style-name="P2"/>
      <text:p text:style-name="P2">Correct answer: B. একটির তিন কোণ অপরটির তিন কোণের সমান</text:p>
      <text:p text:style-name="P2"/>
      <text:p text:style-name="P2"><text:soft-page-break/>30. কোন ত্রিভুজের বাহুগুলোর অনুপাত নিচের কোনটি হলে একটি সমকোণী ত্রিভুজের অংকন সম্ভব হবে?</text:p>
      <text:p text:style-name="P2"/>
      <text:p text:style-name="P2">A. ৬:৫:৪</text:p>
      <text:p text:style-name="P2">B. ৩:৪:৫</text:p>
      <text:p text:style-name="P2">C. ১২:৮:৪</text:p>
      <text:p text:style-name="P2">D. ৬:৪:৩</text:p>
      <text:p text:style-name="P2"/>
      <text:p text:style-name="P2">Correct answer: B. ৩:৪:৫</text:p>
      <text:p text:style-name="P2"/>
      <text:p text:style-name="P2"/>
      <text:p text:style-name="P2"/>
      <text:p text:style-name="P2">31. একটি মিনারের পাদদেশে হতে 20 মিটার দুরের একটি স্থান হতে মিনারটির শীর্ষবিন্দুর উন্নতি কোণ 300 হলে মিনারটির উচ্চতা কত?</text:p>
      <text:p text:style-name="P2"/>
      <text:p text:style-name="P2">A. 20√ 3 মিটার</text:p>
      <text:p text:style-name="P2">B. 20/√ 3মিটার</text:p>
      <text:p text:style-name="P2">C. 20মিটার</text:p>
      <text:p text:style-name="P2">D. 10/√ 3মিটার</text:p>
      <text:p text:style-name="P2"/>
      <text:p text:style-name="P2">Correct answer: B. 20/√ 3মিটার</text:p>
      <text:p text:style-name="P2"/>
      <text:p text:style-name="P2">32. ১৩(৩/৪)% এর সমান?</text:p>
      <text:p text:style-name="P2"/>
      <text:p text:style-name="P2">A. ১১/৮০</text:p>
      <text:p text:style-name="P2">B. ১১/২০</text:p>
      <text:p text:style-name="P2">C. ১/৯</text:p>
      <text:p text:style-name="P2">D. ১/৮</text:p>
      <text:p text:style-name="P2"/>
      <text:p text:style-name="P2">Correct answer: A. ১১/৮০</text:p>
      <text:p text:style-name="P2"/>
      <text:p text:style-name="P2">33. ৩,৯,৪ এর চতুর্থ সমানুপাতিক কত?</text:p>
      <text:p text:style-name="P2"/>
      <text:p text:style-name="P2">A. 4</text:p>
      <text:p text:style-name="P2">B. 14</text:p>
      <text:p text:style-name="P2">C. 16</text:p>
      <text:p text:style-name="P2">D. 12</text:p>
      <text:p text:style-name="P2"/>
      <text:p text:style-name="P2">Correct answer: D. 12</text:p>
      <text:p text:style-name="P2"/>
      <text:p text:style-name="P2">34. 3x3+2x2-21x-20 রাশিটির একটি উৎপাদক হচ্ছে-</text:p>
      <text:p text:style-name="P2"/>
      <text:p text:style-name="P2">A. x+2</text:p>
      <text:p text:style-name="P2">B. x-2</text:p>
      <text:p text:style-name="P2">C. x+1</text:p>
      <text:p text:style-name="P2">D. x-1</text:p>
      <text:p text:style-name="P2"><text:soft-page-break/></text:p>
      <text:p text:style-name="P2">Correct answer: C. x+1</text:p>
      <text:p text:style-name="P2"/>
      <text:p text:style-name="P2">35. কিসের অভাবে ফসলের পরিপক্বতা বিলম্বত হয়?</text:p>
      <text:p text:style-name="P2"/>
      <text:p text:style-name="P2">A. দস্তা</text:p>
      <text:p text:style-name="P2">B. সালফার</text:p>
      <text:p text:style-name="P2">C. নাইট্রোজেন</text:p>
      <text:p text:style-name="P2">D. পটাশিয়াম</text:p>
      <text:p text:style-name="P2"/>
      <text:p text:style-name="P2">Correct answer: B. সালফার</text:p>
      <text:p text:style-name="P2"/>
      <text:p text:style-name="P2">36. ফল পাকানোর জন্য দায়ী কী?</text:p>
      <text:p text:style-name="P2"/>
      <text:p text:style-name="P2">A. ইথিলিন</text:p>
      <text:p text:style-name="P2">B. প্রপিন</text:p>
      <text:p text:style-name="P2">C. লাইকোপেন</text:p>
      <text:p text:style-name="P2">D. মিথিলিন</text:p>
      <text:p text:style-name="P2"/>
      <text:p text:style-name="P2">Correct answer: A. ইথিলিন</text:p>
      <text:p text:style-name="P2"/>
      <text:p text:style-name="P2">37. ডায়াবেটিস রোগ সম্পর্কে যে তথ্যটি সত্য নয় তা হলো-</text:p>
      <text:p text:style-name="P2"/>
      <text:p text:style-name="P2">A. এ রোগ মানবদেহের কিডনি নষ্ট করে</text:p>
      <text:p text:style-name="P2">B. চিনি জাতীয় খাবার বেশী খেলে এ রোগ হয়</text:p>
      <text:p text:style-name="P2">C. এ রোগ হলে রক্তে গুকোজের মাএা বৃদ্ধি পায়</text:p>
      <text:p text:style-name="P2">D. ইনসুলিনের অভাবে এ রোগ হয়</text:p>
      <text:p text:style-name="P2"/>
      <text:p text:style-name="P2">Correct answer: B. চিনি জাতীয় খাবার বেশী খেলে এ রোগ হয়</text:p>
      <text:p text:style-name="P2"/>
      <text:p text:style-name="P2">38. এনজিওপ্লাস্টি হচ্ছে-</text:p>
      <text:p text:style-name="P2"/>
      <text:p text:style-name="P2">A. হৃৎপিণ্ডের বদ্ধ শিরা বেলুনের সাহায্যে ফুলানো</text:p>
      <text:p text:style-name="P2">B. হৃৎপিণ্ডে নতুন শিরা সংযোজন</text:p>
      <text:p text:style-name="P2">C. হৃৎপিণ্ডের মৃত টিস্যু কেটে ফেলে দেয়া</text:p>
      <text:p text:style-name="P2">D. হৃৎপিণ্ডের টিস্যুতে নতুন টিস্যু সংযোজন</text:p>
      <text:p text:style-name="P2"/>
      <text:p text:style-name="P2">Correct answer: A. হৃৎপিণ্ডের বদ্ধ শিরা বেলুনের সাহায্যে ফুলানো</text:p>
      <text:p text:style-name="P2"/>
      <text:p text:style-name="P2">39. ডেঙ্গু জ্বরের বাহক কোন মশা?</text:p>
      <text:p text:style-name="P2"/>
      <text:p text:style-name="P2">A. কিউলেক্র</text:p>
      <text:p text:style-name="P2">B. এডিস</text:p>
      <text:p text:style-name="P2">C. সেভিং সোপ</text:p>
      <text:p text:style-name="P2"><text:soft-page-break/>D. সব ধরনের মশা</text:p>
      <text:p text:style-name="P2"/>
      <text:p text:style-name="P2">Correct answer: B. এডিস</text:p>
      <text:p text:style-name="P2"/>
      <text:p text:style-name="P2">40. রাসায়নিক অগ্নিনির্বাপক কাজ করে অগ্নিতে-</text:p>
      <text:p text:style-name="P2"/>
      <text:p text:style-name="P2">A. হাইড্রোজেন সরবরাহ করে</text:p>
      <text:p text:style-name="P2">B. নাইট্রোজেন সরবরাহ করে</text:p>
      <text:p text:style-name="P2">C. অক্রিজেন সরবরাহ করে</text:p>
      <text:p text:style-name="P2">D. অক্রিজেন সরবরাহে প্রতিবদ্ধকতা সৃষ্টি করে</text:p>
      <text:p text:style-name="P2"/>
      <text:p text:style-name="P2">Correct answer: D. অক্রিজেন সরবরাহে প্রতিবদ্ধকতা সৃষ্টি করে</text:p>
      <text:p text:style-name="P2"/>
      <text:p text:style-name="P2"/>
      <text:p text:style-name="P2"/>
      <text:p text:style-name="P2">41. গ্রীনহাউস ইফেষ্টের পরিণতিতে বাংলাদেশের সবচেয়ে গুরুতর ক্ষতি কী হবে?</text:p>
      <text:p text:style-name="P2"/>
      <text:p text:style-name="P2">A. বৃষ্টিপাত কমে যাবে</text:p>
      <text:p text:style-name="P2">B. নিম্নভূমি নিমজ্জিত হবে</text:p>
      <text:p text:style-name="P2">C. উত্তাপ অনেক বেড়ে যাবে</text:p>
      <text:p text:style-name="P2">D. সাইক্লোনের প্রবণতা বাড়বে</text:p>
      <text:p text:style-name="P2"/>
      <text:p text:style-name="P2">Correct answer: B. নিম্নভূমি নিমজ্জিত হবে</text:p>
      <text:p text:style-name="P2"/>
      <text:p text:style-name="P2">42. সংকর ধাতু পিতলের উপাদান?</text:p>
      <text:p text:style-name="P2"/>
      <text:p text:style-name="P2">A. তামা ও টিন</text:p>
      <text:p text:style-name="P2">B. তামা ও দস্তা</text:p>
      <text:p text:style-name="P2">C. তামা ও নিকেল</text:p>
      <text:p text:style-name="P2">D. তামা ও সিসা</text:p>
      <text:p text:style-name="P2"/>
      <text:p text:style-name="P2">Correct answer: B. তামা ও দস্তা</text:p>
      <text:p text:style-name="P2"/>
      <text:p text:style-name="P2">43. বৈদ্যুৎতিক পাখা ধীরে ধীরে ধুরলে বিদ্যুৎ খরচ-</text:p>
      <text:p text:style-name="P2"/>
      <text:p text:style-name="P2">A. কম হয়</text:p>
      <text:p text:style-name="P2">B. খুব কম হয়</text:p>
      <text:p text:style-name="P2">C. একই হয়</text:p>
      <text:p text:style-name="P2">D. বেশী হয়</text:p>
      <text:p text:style-name="P2"/>
      <text:p text:style-name="P2">Correct answer: C. একই হয়</text:p>
      <text:p text:style-name="P2"/>
      <text:p text:style-name="P2">44. রঙ্গিন টেলিভিশন থেকে ক্ষতিকর রশ্মি বের হয়?</text:p>
      <text:p text:style-name="P2"/>
      <text:p text:style-name="P2"><text:soft-page-break/>A. গামা রশ্মি</text:p>
      <text:p text:style-name="P2">B. বিটা রশ্মি</text:p>
      <text:p text:style-name="P2">C. কসমিক রশ্মি</text:p>
      <text:p text:style-name="P2">D. রঞ্জন রশ্মি</text:p>
      <text:p text:style-name="P2"/>
      <text:p text:style-name="P2">Correct answer: A. গামা রশ্মি</text:p>
      <text:p text:style-name="P2"/>
      <text:p text:style-name="P2">45. আ্যলুমিনিয়াম সালফেটকে চলতি বাংলায় কী বলে?</text:p>
      <text:p text:style-name="P2"/>
      <text:p text:style-name="P2">A. ফিটকিরি</text:p>
      <text:p text:style-name="P2">B. চুন</text:p>
      <text:p text:style-name="P2">C. সেভিং সোপ</text:p>
      <text:p text:style-name="P2">D. কস্টিক সোডা</text:p>
      <text:p text:style-name="P2"/>
      <text:p text:style-name="P2">Correct answer: A. ফিটকিরি</text:p>
      <text:p text:style-name="P2"/>
      <text:p text:style-name="P2">46. সুনামির (Tsumami)কারণ হলো-</text:p>
      <text:p text:style-name="P2"/>
      <text:p text:style-name="P2">A. আগ্নেয়গিরির অগ্যুৎপাত</text:p>
      <text:p text:style-name="P2">B. ঘূর্ণিঝড়</text:p>
      <text:p text:style-name="P2">C. চন্দ্র ও সূর্যের আকর্ষণ</text:p>
      <text:p text:style-name="P2">D. সমুদ্র তলদেশের ভূমিকম্প</text:p>
      <text:p text:style-name="P2"/>
      <text:p text:style-name="P2">Correct answer: D. সমুদ্র তলদেশের ভূমিকম্প</text:p>
      <text:p text:style-name="P2"/>
      <text:p text:style-name="P2">47. কত বছর পর পর হ্যালির ধূমকেতু দেখা যায়?</text:p>
      <text:p text:style-name="P2"/>
      <text:p text:style-name="P2">A. ৭০ বছর</text:p>
      <text:p text:style-name="P2">B. ৬৫ বছর</text:p>
      <text:p text:style-name="P2">C. ৭৬ বছর</text:p>
      <text:p text:style-name="P2">D. ৮০ বছর</text:p>
      <text:p text:style-name="P2"/>
      <text:p text:style-name="P2">Correct answer: C. ৭৬ বছর</text:p>
      <text:p text:style-name="P2"/>
      <text:p text:style-name="P2">48. জমির লবণাক্ততা নিয়ন্ত্রণ করে কোনটি?</text:p>
      <text:p text:style-name="P2"/>
      <text:p text:style-name="P2">A. কৃএিম সার প্রয়োগ</text:p>
      <text:p text:style-name="P2">B. পানি সেচ</text:p>
      <text:p text:style-name="P2">C. জমিতে নাইট্রোজেন ধরে রাখা</text:p>
      <text:p text:style-name="P2">D. প্রাকৃতিক সার প্রয়োগ</text:p>
      <text:p text:style-name="P2"/>
      <text:p text:style-name="P2">Correct answer: B. পানি সেচ</text:p>
      <text:p text:style-name="P2"/>
      <text:p text:style-name="P2">49. নবায়নযোগ্য জ্বালানি কোনটি?</text:p>
      <text:p text:style-name="P2"><text:soft-page-break/></text:p>
      <text:p text:style-name="P2">A. পরামাণু শক্তি</text:p>
      <text:p text:style-name="P2">B. কয়লা</text:p>
      <text:p text:style-name="P2">C. পেট্রোল</text:p>
      <text:p text:style-name="P2">D. প্রাকৃতিক গ্যাস</text:p>
      <text:p text:style-name="P2"/>
      <text:p text:style-name="P2">Correct answer: A. পরামাণু শক্তি</text:p>
      <text:p text:style-name="P2"/>
      <text:p text:style-name="P2">50. স্টিফেন হকিন্স বিশ্বের একজন অতিশয় বিখ্যাত-</text:p>
      <text:p text:style-name="P2"/>
      <text:p text:style-name="P2">A. দার্শনিক</text:p>
      <text:p text:style-name="P2">B. পদার্থবিদ</text:p>
      <text:p text:style-name="P2">C. কবি</text:p>
      <text:p text:style-name="P2">D. রসায়নিক</text:p>
      <text:p text:style-name="P2"/>
      <text:p text:style-name="P2">Correct answer: B. পদার্থবিদ</text:p>
      <text:p text:style-name="P2"/>
      <text:p text:style-name="P2"/>
      <text:p text:style-name="P2"/>
      <text:p text:style-name="P2">In each of the following questions, out of the given alternatives, choose the one that best expresses the meaning of the given word (51-52):</text:p>
      <text:p text:style-name="P2"/>
      <text:p text:style-name="P2">51. IMPROVEMENT</text:p>
      <text:p text:style-name="P2"/>
      <text:p text:style-name="P2">A. Promotion</text:p>
      <text:p text:style-name="P2">B. Advancement</text:p>
      <text:p text:style-name="P2">C. Betterment</text:p>
      <text:p text:style-name="P2">D. Preference</text:p>
      <text:p text:style-name="P2"/>
      <text:p text:style-name="P2">Correct answer: C. Betterment</text:p>
      <text:p text:style-name="P2"/>
      <text:p text:style-name="P2">52. AMICABLE</text:p>
      <text:p text:style-name="P2"/>
      <text:p text:style-name="P2">A. Interesting</text:p>
      <text:p text:style-name="P2">B. Loving</text:p>
      <text:p text:style-name="P2">C. Affectionate</text:p>
      <text:p text:style-name="P2">D. Friendly</text:p>
      <text:p text:style-name="P2"/>
      <text:p text:style-name="P2">Correct answer: D. Friendly</text:p>
      <text:p text:style-name="P2"/>
      <text:p text:style-name="P2">In each of the following questions, choose the word opposite in meaning to the given word(53-54):</text:p>
      <text:p text:style-name="P2"/>
      <text:p text:style-name="P2">53. LIABILITY</text:p>
      <text:p text:style-name="P2"/>
      <text:p text:style-name="P2">A. Treasure</text:p>
      <text:p text:style-name="P2">B. Debt</text:p>
      <text:p text:style-name="P2">C. Assets</text:p>
      <text:p text:style-name="P2"><text:soft-page-break/>D. Property</text:p>
      <text:p text:style-name="P2"/>
      <text:p text:style-name="P2">Correct answer: C. Assets</text:p>
      <text:p text:style-name="P2"/>
      <text:p text:style-name="P2">54. HATE</text:p>
      <text:p text:style-name="P2"/>
      <text:p text:style-name="P2">A. Admire</text:p>
      <text:p text:style-name="P2">B. Abhor</text:p>
      <text:p text:style-name="P2">C. Concern</text:p>
      <text:p text:style-name="P2">D. Loathe</text:p>
      <text:p text:style-name="P2"/>
      <text:p text:style-name="P2">Correct answer: A. Admire</text:p>
      <text:p text:style-name="P2"/>
      <text:p text:style-name="P2">In each of the following questions, out of the four alternatives, choose the one which can be substituted for the given words/sentence (55-56):</text:p>
      <text:p text:style-name="P2"/>
      <text:p text:style-name="P2">55. A song embodying religious and sacred emotions-</text:p>
      <text:p text:style-name="P2"/>
      <text:p text:style-name="P2">A. Lyric</text:p>
      <text:p text:style-name="P2">B. Ode</text:p>
      <text:p text:style-name="P2">C. Hymn</text:p>
      <text:p text:style-name="P2">D. Ballad</text:p>
      <text:p text:style-name="P2"/>
      <text:p text:style-name="P2">Correct answer: C. Hymn</text:p>
      <text:p text:style-name="P2"/>
      <text:p text:style-name="P2">56. Time after twilight and before night-</text:p>
      <text:p text:style-name="P2"/>
      <text:p text:style-name="P2">A. Evening</text:p>
      <text:p text:style-name="P2">B. Dawn</text:p>
      <text:p text:style-name="P2">C. Dusk</text:p>
      <text:p text:style-name="P2">D. Eclipse</text:p>
      <text:p text:style-name="P2"/>
      <text:p text:style-name="P2">Correct answer: C. Dusk</text:p>
      <text:p text:style-name="P2"/>
      <text:p text:style-name="P2">Fill in the blanks in the following sentences by selecting the most appropriate alternative from among the four choices given:(57-59)</text:p>
      <text:p text:style-name="P2"/>
      <text:p text:style-name="P2">57. Parliamentary democracy demands discipline___to the rules.</text:p>
      <text:p text:style-name="P2"/>
      <text:p text:style-name="P2">A. adherence</text:p>
      <text:p text:style-name="P2">B. respectful</text:p>
      <text:p text:style-name="P2">C. knowledge</text:p>
      <text:p text:style-name="P2">D. awareness</text:p>
      <text:p text:style-name="P2"/>
      <text:p text:style-name="P2">Correct answer: A. adherence</text:p>
      <text:p text:style-name="P2"/>
      <text:p text:style-name="P2">58. Reason is the highest faculty___on human by their creator.</text:p>
      <text:p text:style-name="P2"/>
      <text:p text:style-name="P2">A. entrusted</text:p>
      <text:p text:style-name="P2"><text:soft-page-break/>B. endowed</text:p>
      <text:p text:style-name="P2">C. bestowed</text:p>
      <text:p text:style-name="P2">D. conferred</text:p>
      <text:p text:style-name="P2"/>
      <text:p text:style-name="P2">Correct answer: C. bestowed</text:p>
      <text:p text:style-name="P2"/>
      <text:p text:style-name="P2">59. Rishan walks as if he___lame.</text:p>
      <text:p text:style-name="P2"/>
      <text:p text:style-name="P2">A. is</text:p>
      <text:p text:style-name="P2">B. had been</text:p>
      <text:p text:style-name="P2">C. has</text:p>
      <text:p text:style-name="P2">D. were</text:p>
      <text:p text:style-name="P2"/>
      <text:p text:style-name="P2">Correct answer : D. were</text:p>
      <text:p text:style-name="P2"/>
      <text:p text:style-name="P2">60. one of the four sentences given in each question is grammatically wrong. That alternative is your answer:-</text:p>
      <text:p text:style-name="P2"/>
      <text:p text:style-name="P2">A. Neither you nor i am in a sound position.</text:p>
      <text:p text:style-name="P2">B. Laziness is detrimental for success</text:p>
      <text:p text:style-name="P2">C. He begged the favour of my granting him leave</text:p>
      <text:p text:style-name="P2">D. Your action is not in conformity with the law</text:p>
      <text:p text:style-name="P2"/>
      <text:p text:style-name="P2">Correct answer: B. Laziness is detrimental for success</text:p>
      <text:p text:style-name="P2"/>
      <text:p text:style-name="P2"/>
      <text:p text:style-name="P2"/>
      <text:p text:style-name="P2">61. one of the four sentences given in each question is grammatically wrong. That alternative is your answer:-</text:p>
      <text:p text:style-name="P2"/>
      <text:p text:style-name="P2">A. He has no desire for fame</text:p>
      <text:p text:style-name="P2">B. I intend going to Rajshahi</text:p>
      <text:p text:style-name="P2">C. He is too miserly to part with his money</text:p>
      <text:p text:style-name="P2">D. He has invited me for dinner</text:p>
      <text:p text:style-name="P2"/>
      <text:p text:style-name="P2">Correct answer: B. I intend going to Rajshahi</text:p>
      <text:p text:style-name="P2"/>
      <text:p text:style-name="P2">Each of the following idioms is followed by some alternatives. choose the one which best expresses its meaning (62-64):</text:p>
      <text:p text:style-name="P2"/>
      <text:p text:style-name="P2">62. To keep one’s head-</text:p>
      <text:p text:style-name="P2"/>
      <text:p text:style-name="P2">A. to save oneself</text:p>
      <text:p text:style-name="P2">B. to be self respectful</text:p>
      <text:p text:style-name="P2">C. to keep calm</text:p>
      <text:p text:style-name="P2">D. none of these</text:p>
      <text:p text:style-name="P2"/>
      <text:p text:style-name="P2">Correct answer: C. to keep calm</text:p>
      <text:p text:style-name="P2"/>
      <text:p text:style-name="P2"><text:soft-page-break/>63. To put the cart before the horse-</text:p>
      <text:p text:style-name="P2"/>
      <text:p text:style-name="P2">A. to offer a person what he cannot eat</text:p>
      <text:p text:style-name="P2">B. to force a person to do something</text:p>
      <text:p text:style-name="P2">C. to raise obstacle</text:p>
      <text:p text:style-name="P2">D. to reverse the natural order of things</text:p>
      <text:p text:style-name="P2"/>
      <text:p text:style-name="P2">Correct answer: D. to reverse the natural order of things</text:p>
      <text:p text:style-name="P2"/>
      <text:p text:style-name="P2">64. To read between the lines-</text:p>
      <text:p text:style-name="P2"/>
      <text:p text:style-name="P2">A. to concentrate</text:p>
      <text:p text:style-name="P2">B. to suspect</text:p>
      <text:p text:style-name="P2">C. to read carefully</text:p>
      <text:p text:style-name="P2">D. to grasp the hidden meaning</text:p>
      <text:p text:style-name="P2"/>
      <text:p text:style-name="P2">Correct answer: D. to grasp the hidden meaning</text:p>
      <text:p text:style-name="P2"/>
      <text:p text:style-name="P2">65. I know him.</text:p>
      <text:p text:style-name="P2"/>
      <text:p text:style-name="P2">A. He is known by me</text:p>
      <text:p text:style-name="P2">B. He was known to me</text:p>
      <text:p text:style-name="P2">C. He has been known by me</text:p>
      <text:p text:style-name="P2">D. He is known to me</text:p>
      <text:p text:style-name="P2"/>
      <text:p text:style-name="P2">Correct answer: D. He is known to me</text:p>
      <text:p text:style-name="P2"/>
      <text:p text:style-name="P2">66. A lion may be helped even by a little mouse.</text:p>
      <text:p text:style-name="P2"/>
      <text:p text:style-name="P2">A. A little mouse may even help a lion</text:p>
      <text:p text:style-name="P2">B. Even a little mouse may help a lion</text:p>
      <text:p text:style-name="P2">C. A little mouse can even help a lion</text:p>
      <text:p text:style-name="P2">D. Even a little mouse ought to help a lion</text:p>
      <text:p text:style-name="P2"/>
      <text:p text:style-name="P2">Correct answer: B. Even a little mouse may help a lion</text:p>
      <text:p text:style-name="P2"/>
      <text:p text:style-name="P2">67. Choose the correctly spelt word-</text:p>
      <text:p text:style-name="P2"/>
      <text:p text:style-name="P2">A. Superceed</text:p>
      <text:p text:style-name="P2">B. Superseed</text:p>
      <text:p text:style-name="P2">C. Supercede</text:p>
      <text:p text:style-name="P2">D. Supersede</text:p>
      <text:p text:style-name="P2"/>
      <text:p text:style-name="P2">Correct answer: D. Supersede</text:p>
      <text:p text:style-name="P2"/>
      <text:p text:style-name="P2">68. The horror movie scared them out of their___.</text:p>
      <text:p text:style-name="P2"/>
      <text:p text:style-name="P2">A. wits</text:p>
      <text:p text:style-name="P2">B. seats</text:p>
      <text:p text:style-name="P2"><text:soft-page-break/>C. lives</text:p>
      <text:p text:style-name="P2">D. funds</text:p>
      <text:p text:style-name="P2"/>
      <text:p text:style-name="P2">Correct answer: A. wits</text:p>
      <text:p text:style-name="P2"/>
      <text:p text:style-name="P2">69. The people who carry a coffin at a funeral are called-</text:p>
      <text:p text:style-name="P2"/>
      <text:p text:style-name="P2">A. Undertakers</text:p>
      <text:p text:style-name="P2">B. Supporters</text:p>
      <text:p text:style-name="P2">C. Pallbearers</text:p>
      <text:p text:style-name="P2">D. Mourners</text:p>
      <text:p text:style-name="P2"/>
      <text:p text:style-name="P2">Correct answer: C. Pallbearers</text:p>
      <text:p text:style-name="P2"/>
      <text:p text:style-name="P2">70. The bad news struck him like a bolt from the__</text:p>
      <text:p text:style-name="P2"/>
      <text:p text:style-name="P2">A. sky</text:p>
      <text:p text:style-name="P2">B. havens</text:p>
      <text:p text:style-name="P2">C. firmament</text:p>
      <text:p text:style-name="P2">D. blue</text:p>
      <text:p text:style-name="P2"/>
      <text:p text:style-name="P2">Correct answer: D. blue</text:p>
      <text:p text:style-name="P2"/>
      <text:p text:style-name="P2"/>
      <text:p text:style-name="P2"/>
      <text:p text:style-name="P2">71. ‘অনীক’ শব্দের অর্থ-</text:p>
      <text:p text:style-name="P2"/>
      <text:p text:style-name="P2">A. সূর্য</text:p>
      <text:p text:style-name="P2">B. সমুদ্র</text:p>
      <text:p text:style-name="P2">C. যুদ্ধক্ষেএ</text:p>
      <text:p text:style-name="P2">D. সৈনিক</text:p>
      <text:p text:style-name="P2"/>
      <text:p text:style-name="P2">Correct answer: D. সৈনিক</text:p>
      <text:p text:style-name="P2"/>
      <text:p text:style-name="P2">72. Anatomy শব্দের অর্থ-</text:p>
      <text:p text:style-name="P2"/>
      <text:p text:style-name="P2">A. সাদৃশ্য</text:p>
      <text:p text:style-name="P2">B. স্নায়ুতনএ</text:p>
      <text:p text:style-name="P2">C. শারীরবিদ্যা</text:p>
      <text:p text:style-name="P2">D. অঙ্গ-সঞ্চালন</text:p>
      <text:p text:style-name="P2"/>
      <text:p text:style-name="P2">Correct answer: C. শারীরবিদ্যা</text:p>
      <text:p text:style-name="P2"/>
      <text:p text:style-name="P2">73. ‘আফতাব’ শব্দের সমার্থক কোনটি?</text:p>
      <text:p text:style-name="P2"/>
      <text:p text:style-name="P2">A. অর্নব</text:p>
      <text:p text:style-name="P2"><text:soft-page-break/>B. রাতুল</text:p>
      <text:p text:style-name="P2">C. অর্ক</text:p>
      <text:p text:style-name="P2">D. জলধি</text:p>
      <text:p text:style-name="P2"/>
      <text:p text:style-name="P2">Correct answer: C. অর্ক</text:p>
      <text:p text:style-name="P2"/>
      <text:p text:style-name="P2">74. জ্যোৎস্নারাত কোন সমাসের দ্রষ্টান্ত?</text:p>
      <text:p text:style-name="P2"/>
      <text:p text:style-name="P2">A. মধ্যপদলোপী কর্মধারয়</text:p>
      <text:p text:style-name="P2">B. ষষ্ঠী তৎপুরুষ ‌</text:p>
      <text:p text:style-name="P2">C. পঞ্চমী তৎপুরুষ</text:p>
      <text:p text:style-name="P2">D. উপমান কর্মধারয়</text:p>
      <text:p text:style-name="P2"/>
      <text:p text:style-name="P2">Correct answer: A. মধ্যপদলোপী কর্মধারয়</text:p>
      <text:p text:style-name="P2"/>
      <text:p text:style-name="P2">75. ‘বাগড়ম্বর’ শব্দের সন্ধি-বিচ্ছেদ-</text:p>
      <text:p text:style-name="P2"/>
      <text:p text:style-name="P2">A. বাগ্+অম্বর</text:p>
      <text:p text:style-name="P2">B. বাক্+অম্বর</text:p>
      <text:p text:style-name="P2">C. বাক্+আড়ম্বর</text:p>
      <text:p text:style-name="P2">D. বাগ্+আড়ম্বর</text:p>
      <text:p text:style-name="P2"/>
      <text:p text:style-name="P2">Correct answer: C. বাক্+আড়ম্বর</text:p>
      <text:p text:style-name="P2"/>
      <text:p text:style-name="P2">76. বাংলা ভাষায় ছন্দ প্রধানত কত প্রকার?</text:p>
      <text:p text:style-name="P2"/>
      <text:p text:style-name="P2">A. ২</text:p>
      <text:p text:style-name="P2">B. ৪</text:p>
      <text:p text:style-name="P2">C. ৩</text:p>
      <text:p text:style-name="P2">D. ৫</text:p>
      <text:p text:style-name="P2"/>
      <text:p text:style-name="P2">Correct answer: C. ৩</text:p>
      <text:p text:style-name="P2"/>
      <text:p text:style-name="P2">77. নিচের কোনটি অঘোষ অল্পপ্রাণ ধ্বনি?</text:p>
      <text:p text:style-name="P2"/>
      <text:p text:style-name="P2">A. ভ</text:p>
      <text:p text:style-name="P2">B. ঠ</text:p>
      <text:p text:style-name="P2">C. ফ</text:p>
      <text:p text:style-name="P2">D. চ</text:p>
      <text:p text:style-name="P2"/>
      <text:p text:style-name="P2">Correct answer: D. চ</text:p>
      <text:p text:style-name="P2"/>
      <text:p text:style-name="P2">78. ‘অপ’ কী ধরনের উপসর্গ?</text:p>
      <text:p text:style-name="P2"/>
      <text:p text:style-name="P2"><text:soft-page-break/>A. সংঙ্কৃত</text:p>
      <text:p text:style-name="P2">B. বাংলা</text:p>
      <text:p text:style-name="P2">C. বিদেশী</text:p>
      <text:p text:style-name="P2">D. মিশ্র</text:p>
      <text:p text:style-name="P2"/>
      <text:p text:style-name="P2">Correct answer: A. সংঙ্কৃত</text:p>
      <text:p text:style-name="P2"/>
      <text:p text:style-name="P2">79. ‘সাহচর্য’ শব্দের শুদ্ধ গঠন কোনটি?</text:p>
      <text:p text:style-name="P2"/>
      <text:p text:style-name="P2">A. সহ+চর+র্য</text:p>
      <text:p text:style-name="P2">B. সহচর+ ৎ ফলা</text:p>
      <text:p text:style-name="P2">C. সহচর+য</text:p>
      <text:p text:style-name="P2">D. কোনটিই নয়</text:p>
      <text:p text:style-name="P2"/>
      <text:p text:style-name="P2">Correct answer: C. সহচর+য</text:p>
      <text:p text:style-name="P2"/>
      <text:p text:style-name="P2">80. প্রাচীন চন্দ্রদ্বীপ এর বর্তমান নাম কী?</text:p>
      <text:p text:style-name="P2"/>
      <text:p text:style-name="P2">A. মালদ্ধীপ</text:p>
      <text:p text:style-name="P2">B. সদ্ধীপ</text:p>
      <text:p text:style-name="P2">C. হাতিয়া</text:p>
      <text:p text:style-name="P2">D. বরিশাল</text:p>
      <text:p text:style-name="P2"/>
      <text:p text:style-name="P2">Correct answer: D. বরিশাল</text:p>
      <text:p text:style-name="P2"/>
      <text:p text:style-name="P2"/>
      <text:p text:style-name="P2"/>
      <text:p text:style-name="P2">81. গণপ্রজাতমএী বাংলাদেশের মনোগ্রামে কতটি তারকা চিহ্ন রয়েছে?</text:p>
      <text:p text:style-name="P2"/>
      <text:p text:style-name="P2">A. 4</text:p>
      <text:p text:style-name="P2">B. 5</text:p>
      <text:p text:style-name="P2">C. 6</text:p>
      <text:p text:style-name="P2">D. 2</text:p>
      <text:p text:style-name="P2"/>
      <text:p text:style-name="P2">Correct answer: A. 4</text:p>
      <text:p text:style-name="P2"/>
      <text:p text:style-name="P2">82. বাংলাদেশের নদী গবেষণা ইনস্টিটিউট কোথায়?</text:p>
      <text:p text:style-name="P2"/>
      <text:p text:style-name="P2">A. ফরিদপুর</text:p>
      <text:p text:style-name="P2">B. চাঁদপুর</text:p>
      <text:p text:style-name="P2">C. চট্রগ্রাম</text:p>
      <text:p text:style-name="P2">D. নারায়ণগঞ্জ</text:p>
      <text:p text:style-name="P2"/>
      <text:p text:style-name="P2">Correct answer: A. ফরিদপুর</text:p>
      <text:p text:style-name="P2"/>
      <text:p text:style-name="P2"><text:soft-page-break/>83. ‘সাগরকন্যা’ কোন এলাকার ভৌগোলিক নাম?</text:p>
      <text:p text:style-name="P2"/>
      <text:p text:style-name="P2">A. টেকনাফ</text:p>
      <text:p text:style-name="P2">B. কক্সবাজার</text:p>
      <text:p text:style-name="P2">C. পটুয়াখালী</text:p>
      <text:p text:style-name="P2">D. খুলনা</text:p>
      <text:p text:style-name="P2"/>
      <text:p text:style-name="P2">Correct answer: C. পটুয়াখালী</text:p>
      <text:p text:style-name="P2"/>
      <text:p text:style-name="P2">84. বাংলাদেশের নির্বাহী বিভাগ থেকে বিচার বিভাগ কবে পৃথক করা হয়?</text:p>
      <text:p text:style-name="P2"/>
      <text:p text:style-name="P2">A. ৩১-১০-০৭</text:p>
      <text:p text:style-name="P2">B. ১-১১-০৭</text:p>
      <text:p text:style-name="P2">C. ৩-১১-০৭</text:p>
      <text:p text:style-name="P2">D. ১-১০-০৭</text:p>
      <text:p text:style-name="P2"/>
      <text:p text:style-name="P2">Correct answer: B. ১-১১-০৭</text:p>
      <text:p text:style-name="P2"/>
      <text:p text:style-name="P2">85. ৬-দফা দাবি কোথায় ঊথাপিত হয়?</text:p>
      <text:p text:style-name="P2"/>
      <text:p text:style-name="P2">A. ঢাকা</text:p>
      <text:p text:style-name="P2">B. লাহোর</text:p>
      <text:p text:style-name="P2">C. দিল্লি</text:p>
      <text:p text:style-name="P2">D. চট্রগ্রাম</text:p>
      <text:p text:style-name="P2"/>
      <text:p text:style-name="P2">Correct answer: B. লাহোর</text:p>
      <text:p text:style-name="P2"/>
      <text:p text:style-name="P2">86. বাংলাদেশের জাতীয় ফল কোনটি?</text:p>
      <text:p text:style-name="P2"/>
      <text:p text:style-name="P2">A. আম</text:p>
      <text:p text:style-name="P2">B. কাঁঠাল</text:p>
      <text:p text:style-name="P2">C. কলা</text:p>
      <text:p text:style-name="P2">D. পেঁপে</text:p>
      <text:p text:style-name="P2"/>
      <text:p text:style-name="P2">Correct answer: B. কাঁঠাল</text:p>
      <text:p text:style-name="P2"/>
      <text:p text:style-name="P2">87. বিশ্বের সবচেয়ে বড় অর্থনৈতিক জোট কোনটি?</text:p>
      <text:p text:style-name="P2"/>
      <text:p text:style-name="P2">A. EU</text:p>
      <text:p text:style-name="P2">B. WTO</text:p>
      <text:p text:style-name="P2">C. NATO</text:p>
      <text:p text:style-name="P2">D. FIFA</text:p>
      <text:p text:style-name="P2"/>
      <text:p text:style-name="P2">Correct answer: A. EU</text:p>
      <text:p text:style-name="P2"/>
      <text:p text:style-name="P2"><text:soft-page-break/>88. আলফ্রেড নোবেল কী আবিঙ্কার করেন?</text:p>
      <text:p text:style-name="P2"/>
      <text:p text:style-name="P2">A. ডিনামাইট</text:p>
      <text:p text:style-name="P2">B. বিদ্যুৎ</text:p>
      <text:p text:style-name="P2">C. পোলিও টিকা</text:p>
      <text:p text:style-name="P2">D. কয়লা</text:p>
      <text:p text:style-name="P2"/>
      <text:p text:style-name="P2">Correct answer: A. ডিনামাইট</text:p>
      <text:p text:style-name="P2"/>
      <text:p text:style-name="P2">89. হাজার হ্রদের দেশ কোনটি?</text:p>
      <text:p text:style-name="P2"/>
      <text:p text:style-name="P2">A. নরওয়ে</text:p>
      <text:p text:style-name="P2">B. ফিনল্যাণ্ড</text:p>
      <text:p text:style-name="P2">C. ইন্দোনেশিয়া</text:p>
      <text:p text:style-name="P2">D. জাপান</text:p>
      <text:p text:style-name="P2"/>
      <text:p text:style-name="P2">Correct answer: B. ফিনল্যাণ্ড</text:p>
      <text:p text:style-name="P2"/>
      <text:p text:style-name="P2">90. কোথায় সেনাবাহিনী নেই?</text:p>
      <text:p text:style-name="P2"/>
      <text:p text:style-name="P2">A. সুদান</text:p>
      <text:p text:style-name="P2">B. সাইপ্রাস</text:p>
      <text:p text:style-name="P2">C. মালদ্বীপ</text:p>
      <text:p text:style-name="P2">D. জাপান</text:p>
      <text:p text:style-name="P2"/>
      <text:p text:style-name="P2">Correct answer: C. মালদ্বীপ</text:p>
      <text:p text:style-name="P2"/>
      <text:p text:style-name="P2">91. নিচের কোন দেশটি G-8 এর সদস্য নয়?</text:p>
      <text:p text:style-name="P2"/>
      <text:p text:style-name="P2">A. জাপান</text:p>
      <text:p text:style-name="P2">B. যুক্তরাজ্য</text:p>
      <text:p text:style-name="P2">C. ফ্রান্স</text:p>
      <text:p text:style-name="P2">D. সুইডেন</text:p>
      <text:p text:style-name="P2"/>
      <text:p text:style-name="P2">Correct answer: D. সুইডেন</text:p>
      <text:p text:style-name="P2"/>
      <text:p text:style-name="P2">92. কবে রেডক্রস প্রতিষ্ঠিত হয়?</text:p>
      <text:p text:style-name="P2"/>
      <text:p text:style-name="P2">A. ১৮৬৪ সালে</text:p>
      <text:p text:style-name="P2">B. ১৮৬৮ সালে</text:p>
      <text:p text:style-name="P2">C. ১৮৬৬ সালে</text:p>
      <text:p text:style-name="P2">D. ১৮৬৩ সালে</text:p>
      <text:p text:style-name="P2"/>
      <text:p text:style-name="P2">Correct answer: D. ১৮৬৩ সালে</text:p>
      <text:p text:style-name="P2"><text:soft-page-break/></text:p>
      <text:p text:style-name="P2">93. FIFA প্রতিষ্ঠিত হয় কবে?</text:p>
      <text:p text:style-name="P2"/>
      <text:p text:style-name="P2">A. ১৯০৪</text:p>
      <text:p text:style-name="P2">B. ১৯২৪</text:p>
      <text:p text:style-name="P2">C. ১৯১৪</text:p>
      <text:p text:style-name="P2">D. ১৯০৫</text:p>
      <text:p text:style-name="P2"/>
      <text:p text:style-name="P2">Correct answer: A. <text:s/>১৯০৪</text:p>
      <text:p text:style-name="P2"/>
      <text:p text:style-name="P2">94. ‘বিশ্ব মানবাধিকার দিবস’-</text:p>
      <text:p text:style-name="P2"/>
      <text:p text:style-name="P2">A. ২৬ জুন</text:p>
      <text:p text:style-name="P2">B. ১ আগস্ট</text:p>
      <text:p text:style-name="P2">C. ১ মে</text:p>
      <text:p text:style-name="P2">D. ১০ডিসেম্বর</text:p>
      <text:p text:style-name="P2"/>
      <text:p text:style-name="P2">Correct answer: D. ১০ডিসেম্বর</text:p>
      <text:p text:style-name="P2"/>
      <text:p text:style-name="P2">95. ’বিশ্ব পরিবেশ দিবস’ কোনটি?</text:p>
      <text:p text:style-name="P2"/>
      <text:p text:style-name="P2">A. ৫ মে</text:p>
      <text:p text:style-name="P2">B. ১৫মে</text:p>
      <text:p text:style-name="P2">C. ৫ জুন</text:p>
      <text:p text:style-name="P2">D. ১৫ জুন</text:p>
      <text:p text:style-name="P2"/>
      <text:p text:style-name="P2">Correct answer: C. ৫ জুন</text:p>
      <text:p text:style-name="P2"/>
      <text:p text:style-name="P2">96. কিরগিস্তানের রাজধানী কোথায়?</text:p>
      <text:p text:style-name="P2"/>
      <text:p text:style-name="P2">A. বিশকেক</text:p>
      <text:p text:style-name="P2">B. সালমা আতা</text:p>
      <text:p text:style-name="P2">C. আশাখাবাদ</text:p>
      <text:p text:style-name="P2">D. উলানবাটোর</text:p>
      <text:p text:style-name="P2"/>
      <text:p text:style-name="P2">Correct answer: A. বিশকেক</text:p>
      <text:p text:style-name="P2"/>
      <text:p text:style-name="P2">97. ক্রিকেট বাংলাদেশ কোন সালে টেস্ট মর্যাদা পায়?</text:p>
      <text:p text:style-name="P2"/>
      <text:p text:style-name="P2">A. ১৯৯৮</text:p>
      <text:p text:style-name="P2">B. ১৯৯৯</text:p>
      <text:p text:style-name="P2">C. ২০০০</text:p>
      <text:p text:style-name="P2">D. ২০০১</text:p>
      <text:p text:style-name="P2"/>
      <text:p text:style-name="P2"><text:soft-page-break/>Correct answer: C. ২০০০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2T22:09:13.859910868</meta:creation-date>
    <dc:date>2022-02-12T22:41:40.126822935</dc:date>
    <meta:editing-duration>PT16M54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1" meta:paragraph-count="588" meta:word-count="2396" meta:character-count="10599" meta:non-whitespace-character-count="8790"/>
  </office:meta>
</office:document-meta>
</file>